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556" officeooo:paragraph-rsid="00182556"/>
    </style:style>
    <style:style style:name="P2" style:family="paragraph" style:parent-style-name="Standard">
      <style:text-properties officeooo:rsid="00193acf" officeooo:paragraph-rsid="00193acf"/>
    </style:style>
    <style:style style:name="P3" style:family="paragraph" style:parent-style-name="Standard">
      <style:text-properties officeooo:rsid="00193acf" officeooo:paragraph-rsid="001a2ce2"/>
    </style:style>
    <style:style style:name="P4" style:family="paragraph" style:parent-style-name="Standard">
      <style:text-properties officeooo:rsid="00193acf" officeooo:paragraph-rsid="001c104a"/>
    </style:style>
    <style:style style:name="P5" style:family="paragraph" style:parent-style-name="Standard">
      <style:text-properties fo:font-weight="bold" officeooo:rsid="00193acf" officeooo:paragraph-rsid="00193acf" style:font-weight-asian="bold" style:font-weight-complex="bold"/>
    </style:style>
    <style:style style:name="P6" style:family="paragraph" style:parent-style-name="Standard">
      <style:text-properties fo:font-weight="bold" officeooo:rsid="00193acf" officeooo:paragraph-rsid="00294d84" style:font-weight-asian="bold" style:font-weight-complex="bold"/>
    </style:style>
    <style:style style:name="P7" style:family="paragraph" style:parent-style-name="Standard">
      <style:text-properties fo:font-weight="bold" officeooo:rsid="0028d5e4" officeooo:paragraph-rsid="0028d5e4" style:font-weight-asian="bold" style:font-weight-complex="bold"/>
    </style:style>
    <style:style style:name="P8" style:family="paragraph" style:parent-style-name="Standard">
      <style:text-properties fo:font-weight="normal" officeooo:rsid="00193acf" officeooo:paragraph-rsid="00294d84" style:font-weight-asian="normal" style:font-weight-complex="normal"/>
    </style:style>
    <style:style style:name="P9" style:family="paragraph" style:parent-style-name="Standard">
      <style:text-properties fo:font-weight="normal" officeooo:rsid="002d3ea5" officeooo:paragraph-rsid="002d3ea5" style:font-weight-asian="normal" style:font-weight-complex="normal"/>
    </style:style>
    <style:style style:name="P10" style:family="paragraph" style:parent-style-name="Standard">
      <style:text-properties fo:font-weight="normal" officeooo:rsid="00193acf" officeooo:paragraph-rsid="00372893" style:font-weight-asian="normal" style:font-weight-complex="normal"/>
    </style:style>
    <style:style style:name="T1" style:family="text">
      <style:text-properties officeooo:rsid="001a2ce2"/>
    </style:style>
    <style:style style:name="T2" style:family="text">
      <style:text-properties officeooo:rsid="001c104a"/>
    </style:style>
    <style:style style:name="T3" style:family="text">
      <style:text-properties officeooo:rsid="0025bec1"/>
    </style:style>
    <style:style style:name="T4" style:family="text">
      <style:text-properties officeooo:rsid="00272938"/>
    </style:style>
    <style:style style:name="T5" style:family="text">
      <style:text-properties officeooo:rsid="002e3bb2"/>
    </style:style>
    <style:style style:name="T6" style:family="text">
      <style:text-properties officeooo:rsid="00340a95"/>
    </style:style>
    <style:style style:name="T7" style:family="text">
      <style:text-properties officeooo:rsid="0035dd89"/>
    </style:style>
    <style:style style:name="T8" style:family="text">
      <style:text-properties officeooo:rsid="0049cc41"/>
    </style:style>
    <style:style style:name="T9" style:family="text">
      <style:text-properties officeooo:rsid="004a9db8"/>
    </style:style>
    <style:style style:name="T10" style:family="text">
      <style:text-properties officeooo:rsid="005681d8"/>
    </style:style>
    <style:style style:name="T11" style:family="text">
      <style:text-properties officeooo:rsid="005900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mary of the project:</text:p>
      <text:p text:style-name="P1"/>
      <text:p text:style-name="P2">Working title: Endogenous Growth with Creative Destruction by Employee Spinouts</text:p>
      <text:p text:style-name="P2"/>
      <text:p text:style-name="P7">Short Summary: </text:p>
      <text:p text:style-name="P7"/>
      <text:p text:style-name="P10">The project analyzes the <text:span text:style-name="T6">productivity growth, welfare and policy </text:span>implications of the process of <text:span text:style-name="T5">employee within-industry spinout entrepreneurship</text:span>. <text:span text:style-name="T5">To do so, I first develop </text:span>a general equilibrium model of endogenous growth with creative destruction by employee spinouts <text:span text:style-name="T3">(adding to the quality ladders framework in Grossman &amp; Helpman 1991)</text:span>. <text:span text:style-name="T7">The new feature is that </text:span>R&amp;D workers hired by incumbent firms <text:span text:style-name="T2">can </text:span>learn on the job how to attempt to improve the incumbent’s product, potentially stealing their monopoly. <text:span text:style-name="T10">A tradeoff emerges that encouraging spinouts can disincentivize incumbent firm R&amp;D. More frequent spinout formation can reduce or improve welfare depending on the parametrization of the model. In the empirical part, I estimate key mechanisms in the model using microdata on VC-funded spinouts and publicly traded parent firms. I i</text:span>dentify spinout firms by name-matching founder biographies in the Venture Source data set with Compustat. I assess the causal impact on spinout formation of incumbent R&amp;D by using an IV analysis based on federal- and state-level R&amp;D tax incentives, as in Bloom et al. 2013, “Identifying Technology Spillovers and Product Market Rivalry.” <text:span text:style-name="T8">Finally I </text:span>assess the degree of competition between spinouts and parent firms by studying how parent firm variables – e.g. the stock price <text:span text:style-name="T1">and</text:span> sales – respond to funding of spinout firms <text:span text:style-name="T1">(e.g., by <text:s/>VC firms). </text:span></text:p>
      <text:p text:style-name="P8"/>
      <text:p text:style-name="P9"><text:span text:style-name="T9">Next, I </text:span>calibrate, validate and analyze the growth, <text:span text:style-name="T6">welfare</text:span> and optimal policy implications of this model. <text:span text:style-name="T11">The calibration uses aggregate moments, such as the profit / sales ratio, average R&amp;D intensity, labor productivity growth, fraction of patents invented by incumbents; parameters from the literature, such as innovation-R&amp;D elasticities; and estimates from the empirical part, namely the learning rate and the extent of spinout competition. I will validate my model by comparing its predictions to stylized facts from the spinouts literature. Finally I will analyze the growth and welfare implications of various policies such as restricting non-compete enforceability, restricting spinout formation more generally, and varying R&amp;D subsidies.</text:span></text:p>
      <text:p text:style-name="P6"/>
      <text:p text:style-name="P5"><text:span text:style-name="T4">Long </text:span>Summary: </text:p>
      <text:p text:style-name="P2"/>
      <text:p text:style-name="P4">The project analyzes the <text:span text:style-name="T1">growth and welfare </text:span>implications of the process of employee entrepreneurship into competing spinouts, <text:span text:style-name="T1">with an application to the effects of non-compete enforceability</text:span>. First, I develop a general equilibrium model of endogenous growth with creative destruction by employee spinouts <text:span text:style-name="T3">(based on the quality ladders framework in Grossman &amp; Helpman 1991)</text:span>. </text:p>
      <text:p text:style-name="P4"/>
      <text:p text:style-name="P4">Second is the empirical component, which consists of <text:span text:style-name="T1">three </text:span>parts. First, I will identify spinout firms by name-matching founder biographies in the Venture Source data set with Compustat. Second, I will assess the causal impact on spinout formation of incumbent R&amp;D by using an IV analysis based on federal- and state-level R&amp;D tax incentives, as in Bloom et al. 2013, “Identifying Technology Spillovers and Product Market Rivalry.” Third, I will assess the degree of competition between spinouts and parent firms by studying how parent firm variables – e.g. the stock price <text:span text:style-name="T1">and</text:span> sales – respond to funding of spinout firms <text:span text:style-name="T1">(e.g., by <text:s/>VC firms). </text:span></text:p>
      <text:p text:style-name="P3"/>
      <text:p text:style-name="P3"><text:span text:style-name="T1">The last component is to calibrate and analyze the implications of the model. The calibration will involve some aggregate moments (e.g., profit / sales ratio, average R&amp;D intensity, labor productivity growth, fraction of patents which are ), some parameters from the literature (subject to robustness </text:span><text:soft-page-break/><text:span text:style-name="T1">analyses) as well as parameters informed by the microeconomic estimates in the previous part. The model will predict how spinout entry and R&amp;D expenditures vary depending on non-compete enforceability; I will compare these predictions to the variation in the data by non-compete enforceability to validate my model. Then I will analyze the growth and welfare implications of various policies such as restricting non-compete enforceability, restricting spinout formation more generally, and varying R&amp;D subsidies. </text:span></text:p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23:18:05.870880373</meta:creation-date>
    <dc:date>2019-03-13T17:40:49.491321784</dc:date>
    <meta:editing-duration>PT1H3M12S</meta:editing-duration>
    <meta:editing-cycles>50</meta:editing-cycles>
    <meta:generator>LibreOffice/6.0.7.3$Linux_X86_64 LibreOffice_project/00m0$Build-3</meta:generator>
    <meta:document-statistic meta:table-count="0" meta:image-count="0" meta:object-count="0" meta:page-count="2" meta:paragraph-count="9" meta:word-count="608" meta:character-count="4096" meta:non-whitespace-character-count="3485"/>
  </office:meta>
</office:document-meta>
</file>